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6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c0c0c0" gnm:background-colour="#c0c0c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#c0c0c0" gnm:background-colour="#c0c0c0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808080" gnm:background-colour="#80808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808080" gnm:background-colour="#808080" gnm:pattern-colour="#000000" gnm:pattern="1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ND-0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808080" gnm:background-colour="#80808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808080" gnm:background-colour="#80808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#808080" gnm:background-colour="#808080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8.1pt" style:use-optimal-column-width="true"/>
    </style:style>
    <style:style style:name="ACOL-2" style:family="table-column">
      <style:table-column-properties style:column-width="60.69pt" style:use-optimal-column-width="true"/>
    </style:style>
    <style:style style:name="ACOL-3" style:family="table-column">
      <style:table-column-properties style:column-width="40.76pt" style:use-optimal-column-width="true"/>
    </style:style>
    <style:style style:name="ACOL-4" style:family="table-column"/>
    <style:style style:name="ACOL-5" style:family="table-column">
      <style:table-column-properties style:column-width="47.91pt" style:use-optimal-column-width="true"/>
    </style:style>
    <style:style style:name="ACOL-6" style:family="table-column">
      <style:table-column-properties style:column-width="79.8pt" style:use-optimal-column-width="true"/>
    </style:style>
    <style:style style:name="ACOL-7" style:family="table-column">
      <style:table-column-properties style:column-width="35.94pt" style:use-optimal-column-width="true"/>
    </style:style>
    <style:style style:name="ACOL-8" style:family="table-column">
      <style:table-column-properties style:column-width="50.29pt" style:use-optimal-column-width="true"/>
    </style:style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0" table:number-columns-repeated="125"/>
        <table:table-row table:style-name="AROW-1">
          <table:table-cell table:number-columns-repeated="128"/>
        </table:table-row>
        <table:table-row table:style-name="AROW-1">
          <table:table-cell table:style-name="ACE-0"/>
          <table:table-cell table:style-name="ACE-1" office:value-type="string">
            <text:p>name</text:p>
          </table:table-cell>
          <table:table-cell table:style-name="ACE-6" office:value-type="string">
            <text:p>height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2" office:value-type="string">
            <text:p>John</text:p>
          </table:table-cell>
          <table:table-cell table:style-name="ACE-7" office:value-type="float" office:value="1.76">
            <text:p>1.76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Jane</text:p>
          </table:table-cell>
          <table:table-cell table:style-name="ACE-8" office:value-type="float" office:value="1.6200000000000001">
            <text:p>1.62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Janie</text:p>
          </table:table-cell>
          <table:table-cell table:style-name="ACE-8" office:value-type="float" office:value="1.4099999999999999">
            <text:p>1.41</text:p>
          </table:table-cell>
          <table:table-cell table:number-columns-repeated="125" table:style-name="ACE-0"/>
        </table:table-row>
        <table:table-row table:style-name="AROW-1">
          <table:table-cell table:style-name="ACE-0"/>
          <table:table-cell table:style-name="ACE-3" office:value-type="string">
            <text:p>Johnny</text:p>
          </table:table-cell>
          <table:table-cell table:style-name="ACE-8" office:value-type="float" office:value="1.52">
            <text:p>1.52</text:p>
          </table:table-cell>
          <table:table-cell table:number-columns-repeated="125" table:style-name="ACE-0"/>
        </table:table-row>
        <table:table-row table:style-name="AROW-0">
          <table:table-cell table:style-name="ACE-0"/>
          <table:table-cell table:style-name="ACE-4" office:value-type="string">
            <text:p>average</text:p>
          </table:table-cell>
          <table:table-cell table:style-name="ACE-9" table:formula="of:=AVERAGE([.C3:.C6])" office:value-type="float" office:value="1.5775000000000001">
            <text:p>1.58</text:p>
          </table:table-cell>
          <table:table-cell table:number-columns-repeated="125" table:style-name="ACE-0"/>
        </table:table-row>
        <table:table-row table:style-name="AROW-0">
          <table:table-cell table:style-name="ACE-0"/>
          <table:table-cell table:style-name="ACE-4" office:value-type="string">
            <text:p>minimum</text:p>
          </table:table-cell>
          <table:table-cell table:style-name="ACE-9" table:formula="of:=MIN([.C3:.C6])" office:value-type="float" office:value="1.4099999999999999">
            <text:p>1.41</text:p>
          </table:table-cell>
          <table:table-cell table:number-columns-repeated="125" table:style-name="ACE-0"/>
        </table:table-row>
        <table:table-row table:style-name="AROW-0">
          <table:table-cell table:style-name="ACE-0"/>
          <table:table-cell table:style-name="ACE-5" office:value-type="string">
            <text:p>maximum</text:p>
          </table:table-cell>
          <table:table-cell table:style-name="ACE-10" table:formula="of:=MAX([.C3:.C6])" office:value-type="float" office:value="1.76">
            <text:p>1.76</text:p>
          </table:table-cell>
          <table:table-cell table:number-columns-repeated="125" table:style-name="ACE-0"/>
        </table:table-row>
        <table:table-row table:style-name="AROW-0" table:number-rows-repeated="119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Interface" table:style-name="ta-1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6"/>
        <table:table-column table:default-cell-style-name="ACE-11" table:style-name="ACOL-7"/>
        <table:table-column table:default-cell-style-name="ACE-11" table:style-name="ACOL-0"/>
        <table:table-column table:default-cell-style-name="ACE-11" table:style-name="ACOL-8"/>
        <table:table-column table:default-cell-style-name="ACE-11" table:style-name="ACOL-7"/>
        <table:table-column table:default-cell-style-name="ACE-11" table:style-name="ACOL-0" table:number-columns-repeated="122"/>
        <table:table-row table:style-name="AROW-1">
          <table:table-cell table:number-columns-repeated="128"/>
        </table:table-row>
        <table:table-row table:style-name="AROW-1">
          <table:table-cell table:style-name="ACE-11"/>
          <table:table-cell table:number-columns-spanned="2" table:style-name="ACE-12" office:value-type="string">
            <text:p>input</text:p>
          </table:table-cell>
          <table:covered-table-cell/>
          <table:table-cell table:style-name="ACE-11"/>
          <table:table-cell table:number-columns-spanned="2" table:style-name="ACE-19" office:value-type="string">
            <text:p>output</text:p>
          </table:table-cell>
          <table:covered-table-cell/>
          <table:table-cell table:number-columns-repeated="122" table:style-name="ACE-11"/>
        </table:table-row>
        <table:table-row table:style-name="AROW-1">
          <table:table-cell table:style-name="ACE-11"/>
          <table:table-cell table:style-name="ACE-13" office:value-type="string">
            <text:p>name</text:p>
          </table:table-cell>
          <table:table-cell table:style-name="ACE-16" office:value-type="string">
            <text:p>value</text:p>
          </table:table-cell>
          <table:table-cell table:style-name="ACE-11"/>
          <table:table-cell table:style-name="ACE-20" office:value-type="string">
            <text:p>name</text:p>
          </table:table-cell>
          <table:table-cell table:style-name="ACE-21" office:value-type="string">
            <text:p>value</text:p>
          </table:table-cell>
          <table:table-cell table:number-columns-repeated="122" table:style-name="ACE-11"/>
        </table:table-row>
        <table:table-row table:style-name="AROW-0">
          <table:table-cell table:style-name="ACE-11"/>
          <table:table-cell table:style-name="ACE-14" office:value-type="string">
            <text:p>height_janie</text:p>
          </table:table-cell>
          <table:table-cell table:style-name="ACE-17" table:formula="of:=[$'Sheet1'.C5]" office:value-type="float" office:value="1.4099999999999999">
            <text:p>1.41</text:p>
          </table:table-cell>
          <table:table-cell table:style-name="ACE-11"/>
          <table:table-cell table:style-name="ACE-14" office:value-type="string">
            <text:p>average</text:p>
          </table:table-cell>
          <table:table-cell table:style-name="ACE-17" table:formula="of:=[$'Sheet1'.C7]" office:value-type="float" office:value="1.5775000000000001">
            <text:p>1.58</text:p>
          </table:table-cell>
          <table:table-cell table:number-columns-repeated="122" table:style-name="ACE-11"/>
        </table:table-row>
        <table:table-row table:style-name="AROW-0">
          <table:table-cell table:style-name="ACE-11"/>
          <table:table-cell table:style-name="ACE-15" office:value-type="string">
            <text:p>height_johnny</text:p>
          </table:table-cell>
          <table:table-cell table:style-name="ACE-18" table:formula="of:=[$'Sheet1'.C6]" office:value-type="float" office:value="1.52">
            <text:p>1.52</text:p>
          </table:table-cell>
          <table:table-cell table:style-name="ACE-11"/>
          <table:table-cell table:style-name="ACE-15" office:value-type="string">
            <text:p>tallest</text:p>
          </table:table-cell>
          <table:table-cell table:style-name="ACE-18" table:formula="of:=[$'Sheet1'.C9]" office:value-type="float" office:value="1.76">
            <text:p>1.76</text:p>
          </table:table-cell>
          <table:table-cell table:number-columns-repeated="122" table:style-name="ACE-11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Interface'.$A$1"/>
          <table:named-expression table:name="Sheet_Title" table:expression="of:=&quot;Interface&quot;" table:base-cell-address="$'Interface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76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Interface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4-02T09:32:45Z</dc:date>
    <meta:creation-date>2018-04-01T16:16:40Z</meta:creation-date>
    <meta:editing-cycles>5</meta:editing-cycles>
    <meta:editing-duration>PT13M20S</meta:editing-duration>
    <meta:generator>gnumeric/1.12.32</meta:generator>
  </office:meta>
</office:document-meta>
</file>